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6.11cm" table:align="left"/>
    </style:style>
    <style:style style:name="Tableau1.A" style:family="table-column">
      <style:table-column-properties style:column-width="2.693cm"/>
    </style:style>
    <style:style style:name="Tableau1.B" style:family="table-column">
      <style:table-column-properties style:column-width="3.41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558cm" table:align="left"/>
    </style:style>
    <style:style style:name="Tableau2.A" style:family="table-column">
      <style:table-column-properties style:column-width="2.26cm"/>
    </style:style>
    <style:style style:name="Tableau2.B" style:family="table-column">
      <style:table-column-properties style:column-width="3.29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5.447cm" table:align="left"/>
    </style:style>
    <style:style style:name="Tableau3.A" style:family="table-column">
      <style:table-column-properties style:column-width="2.133cm"/>
    </style:style>
    <style:style style:name="Tableau3.B" style:family="table-column">
      <style:table-column-properties style:column-width="3.314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5.771cm" table:align="left"/>
    </style:style>
    <style:style style:name="Tableau4.A" style:family="table-column">
      <style:table-column-properties style:column-width="3.219cm"/>
    </style:style>
    <style:style style:name="Tableau4.B" style:family="table-column">
      <style:table-column-properties style:column-width="2.552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T1" style:family="text">
      <style:text-properties officeooo:rsid="000e1f0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<text:span text:style-name="Strong_20_Emphasis">SYNTHÈSE — Chaîne complète : Arduino → USB → Smartphone SE → Arduino IoT UART Gateway → MQTT → Node-RED</text:span></text:h>
      <text:p text:style-name="Text_20_body">Ce document regroupe <text:span text:style-name="Strong_20_Emphasis">tout ce que tu dois garder</text:span>, du matériel aux réglages, en passant par la configuration du Bridge bidirectionnel, les tests, le broker MQTT, et les évolutions futures (JSON et protocole robot). <text:span text:style-name="T1">Srce Chat GPT</text:span></text:p>
      <text:p text:style-name="Horizontal_20_Line"/>
      <text:h text:style-name="Heading_20_1" text:outline-level="1">🧩 <text:span text:style-name="Strong_20_Emphasis">1. Matériel et architecture choisie</text:span></text:h>
      <text:h text:style-name="Heading_20_3" text:outline-level="3">🔸 Matériel</text:h>
      <text:list text:style-name="L1">
        <text:list-item>
          <text:p text:style-name="P1"><text:span text:style-name="Strong_20_Emphasis">Arduino MEGA</text:span> (maître de bas niveau : moteurs, capteurs, sécurité)</text:p>
        </text:list-item>
        <text:list-item>
          <text:p text:style-name="P1"><text:span text:style-name="Strong_20_Emphasis">Smartphone SE</text:span> (cerveau robot → connecté en USB à Arduino)</text:p>
        </text:list-item>
        <text:list-item>
          <text:p text:style-name="P1"><text:span text:style-name="Strong_20_Emphasis">Arduino IoT UART Gateway</text:span> (app bridge USB ↔ MQTT)</text:p>
        </text:list-item>
        <text:list-item>
          <text:p text:style-name="P1"><text:span text:style-name="Strong_20_Emphasis">RPI3 (serveur)</text:span> → Mosquitto + Node-RED</text:p>
        </text:list-item>
        <text:list-item>
          <text:p text:style-name="P1"><text:span text:style-name="Strong_20_Emphasis">Smartphone SP</text:span> → Pilotage, interface Node-RED Dashboard</text:p>
        </text:list-item>
      </text:list>
      <text:h text:style-name="Heading_20_3" text:outline-level="3">🔸 Architecture réseau</text:h>
      <text:list text:style-name="L2">
        <text:list-item>
          <text:p text:style-name="P2">Le SE <text:span text:style-name="Strong_20_Emphasis">n’a pas de SIM</text:span></text:p>
        </text:list-item>
        <text:list-item>
          <text:p text:style-name="P2">Le SP crée un <text:span text:style-name="Strong_20_Emphasis">Hotspot</text:span><text:line-break/>→ SE + ESP éventuel + SP se connectent dessus</text:p>
        </text:list-item>
        <text:list-item>
          <text:p text:style-name="P2">Le RPI3serveur est accessible via <text:span text:style-name="Strong_20_Emphasis">192.168.1.40</text:span> en Wi-Fi local</text:p>
        </text:list-item>
        <text:list-item>
          <text:p text:style-name="P2">Un accès extérieur possible via DuckDNS</text:p>
        </text:list-item>
      </text:list>
      <text:p text:style-name="Horizontal_20_Line"/>
      <text:h text:style-name="Heading_20_1" text:outline-level="1">🧩 <text:span text:style-name="Strong_20_Emphasis">2. Configuration du Broker Mosquitto (RPI3)</text:span></text:h>
      <text:h text:style-name="Heading_20_3" text:outline-level="3">mosquitto.conf minimal recommandé :</text:h>
      <text:p text:style-name="Preformatted_20_Text"><text:span text:style-name="Source_20_Text">allow_anonymous false</text:span></text:p>
      <text:p text:style-name="Preformatted_20_Text"><text:span text:style-name="Source_20_Text">password_file /etc/mosquitto/passwd</text:span></text:p>
      <text:p text:style-name="P3"><text:span text:style-name="Source_20_Text">listener 1883</text:span></text:p>
      <text:h text:style-name="Heading_20_3" text:outline-level="3">Création d’un utilisateur :</text:h>
      <text:p text:style-name="Preformatted_20_Text"><text:span text:style-name="Source_20_Text">sudo mosquitto_passwd -c /etc/mosquitto/passwd robot2</text:span></text:p>
      <text:p text:style-name="P3"><text:span text:style-name="Source_20_Text">sudo systemctl restart mosquitto</text:span></text:p>
      <text:h text:style-name="Heading_20_3" text:outline-level="3"><text:soft-page-break/>Test fiable :</text:h>
      <text:p text:style-name="Preformatted_20_Text"><text:span text:style-name="Source_20_Text">mosquitto_sub -h 192.168.1.40 -u robot2 -P ton_code -t test -v</text:span></text:p>
      <text:p text:style-name="P3"><text:span text:style-name="Source_20_Text">mosquitto_pub -h 192.168.1.40 -u robot2 -P ton_code -t test -m "hello"</text:span></text:p>
      <text:p text:style-name="Horizontal_20_Line"/>
      <text:h text:style-name="Heading_20_1" text:outline-level="1">🧩 <text:span text:style-name="Strong_20_Emphasis">3. Configuration du smartphone SE (Termux)</text:span></text:h>
      <text:h text:style-name="Heading_20_3" text:outline-level="3">Désactiver toutes les restrictions sur MIUI</text:h>
      <text:list text:style-name="L3">
        <text:list-item>
          <text:p text:style-name="P4"><text:span text:style-name="Strong_20_Emphasis">Aucune restriction batterie</text:span></text:p>
        </text:list-item>
        <text:list-item>
          <text:p text:style-name="P4"><text:span text:style-name="Strong_20_Emphasis">Autoriser exécution en arrière-plan</text:span></text:p>
        </text:list-item>
        <text:list-item>
          <text:p text:style-name="P4"><text:span text:style-name="Strong_20_Emphasis">Autostart ON</text:span></text:p>
        </text:list-item>
        <text:list-item>
          <text:p text:style-name="P4"><text:span text:style-name="Strong_20_Emphasis">Lock dans multitâche</text:span> (icône cadenas)</text:p>
        </text:list-item>
        <text:list-item>
          <text:p text:style-name="P4"><text:span text:style-name="Strong_20_Emphasis">Wi-Fi toujours actif en veille</text:span></text:p>
        </text:list-item>
      </text:list>
      <text:h text:style-name="Heading_20_3" text:outline-level="3">Activer wake-lock :</text:h>
      <text:p text:style-name="P3"><text:span text:style-name="Source_20_Text">termux-wake-lock</text:span></text:p>
      <text:p text:style-name="Text_20_body">(S’il n’y a pas d’erreur → OK)</text:p>
      <text:p text:style-name="Horizontal_20_Line"/>
      <text:h text:style-name="Heading_20_1" text:outline-level="1">🧩 <text:span text:style-name="Strong_20_Emphasis">4. Configuration complète de Arduino IoT UART Gateway</text:span></text:h>
      <text:h text:style-name="Heading_20_2" text:outline-level="2">🔷 A. <text:span text:style-name="Strong_20_Emphasis">MQTT Client Settings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hamp</text:p>
            </table:table-cell>
            <table:table-cell table:style-name="Tableau1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Client name</text:span></text:p>
          </table:table-cell>
          <table:table-cell table:style-name="Tableau1.A1" office:value-type="string">
            <text:p text:style-name="Table_20_Contents">RZ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nable</text:span></text:p>
          </table:table-cell>
          <table:table-cell table:style-name="Tableau1.A1" office:value-type="string">
            <text:p text:style-name="Table_20_Contents">✔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Host</text:span></text:p>
          </table:table-cell>
          <table:table-cell table:style-name="Tableau1.A1" office:value-type="string">
            <text:p text:style-name="Table_20_Contents">192.168.1.40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ort</text:span></text:p>
          </table:table-cell>
          <table:table-cell table:style-name="Tableau1.A1" office:value-type="string">
            <text:p text:style-name="Table_20_Contents">1883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Username</text:span></text:p>
          </table:table-cell>
          <table:table-cell table:style-name="Tableau1.A1" office:value-type="string">
            <text:p text:style-name="Table_20_Contents">robot2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assword</text:span></text:p>
          </table:table-cell>
          <table:table-cell table:style-name="Tableau1.A1" office:value-type="string">
            <text:p text:style-name="Table_20_Contents">ton_mot_de_pass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lient ID</text:span></text:p>
          </table:table-cell>
          <table:table-cell table:style-name="Tableau1.A1" office:value-type="string">
            <text:p text:style-name="Table_20_Contents">SE_RZ_gateway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Keep Alive</text:span></text:p>
          </table:table-cell>
          <table:table-cell table:style-name="Tableau1.A1" office:value-type="string">
            <text:p text:style-name="Table_20_Contents">60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lean Session</text:span></text:p>
          </table:table-cell>
          <table:table-cell table:style-name="Tableau1.A1" office:value-type="string">
            <text:p text:style-name="Table_20_Contents">✔</text:p>
          </table:table-cell>
        </table:table-row>
      </table:table>
      <text:p text:style-name="Horizontal_20_Line"/>
      <text:h text:style-name="Heading_20_2" text:outline-level="2"><text:soft-page-break/>🔷 B. <text:span text:style-name="Strong_20_Emphasis">Serial Port Settings (Arduino MEGA)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Champ</text:p>
            </table:table-cell>
            <table:table-cell table:style-name="Tableau2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Device</text:span></text:p>
          </table:table-cell>
          <table:table-cell table:style-name="Tableau2.A1" office:value-type="string">
            <text:p text:style-name="Table_20_Contents">/dev/bus/usb/xxx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Baud rate</text:span></text:p>
          </table:table-cell>
          <table:table-cell table:style-name="Tableau2.A1" office:value-type="string">
            <text:p text:style-name="Table_20_Contents">115200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Data bits</text:span></text:p>
          </table:table-cell>
          <table:table-cell table:style-name="Tableau2.A1" office:value-type="string">
            <text:p text:style-name="Table_20_Contents">8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Parity</text:span></text:p>
          </table:table-cell>
          <table:table-cell table:style-name="Tableau2.A1" office:value-type="string">
            <text:p text:style-name="Table_20_Contents">None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top bits</text:span>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Handshake</text:span></text:p>
          </table:table-cell>
          <table:table-cell table:style-name="Tableau2.A1" office:value-type="string">
            <text:p text:style-name="Table_20_Contents"><text:span text:style-name="Strong_20_Emphasis">None</text:span>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plit input</text:span></text:p>
          </table:table-cell>
          <table:table-cell table:style-name="Tableau2.A1" office:value-type="string">
            <text:p text:style-name="Table_20_Contents">On characte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Dec value</text:span></text:p>
          </table:table-cell>
          <table:table-cell table:style-name="Tableau2.A1" office:value-type="string">
            <text:p text:style-name="Table_20_Contents"><text:span text:style-name="Strong_20_Emphasis">10</text:span> (ASCII de <text:span text:style-name="Source_20_Text">\n</text:span>)</text:p>
          </table:table-cell>
        </table:table-row>
      </table:table>
      <text:p text:style-name="Text_20_body">→ Compatible avec <text:span text:style-name="Source_20_Text">Serial.println()</text:span>.</text:p>
      <text:p text:style-name="Horizontal_20_Line"/>
      <text:h text:style-name="Heading_20_2" text:outline-level="2">🔷 C. <text:span text:style-name="Strong_20_Emphasis">Serial → MQTT (Montée)</text:span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Paramètre</text:p>
            </table:table-cell>
            <table:table-cell table:style-name="Tableau3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Enable</text:span></text:p>
          </table:table-cell>
          <table:table-cell table:style-name="Tableau3.A1" office:value-type="string">
            <text:p text:style-name="Table_20_Contents">✔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rigger</text:span></text:p>
          </table:table-cell>
          <table:table-cell table:style-name="Tableau3.A1" office:value-type="string">
            <text:p text:style-name="Table_20_Contents">On split input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opic</text:span></text:p>
          </table:table-cell>
          <table:table-cell table:style-name="Tableau3.A1" office:value-type="string">
            <text:p text:style-name="Table_20_Contents"><text:span text:style-name="Source_20_Text">robot/status</text:span>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Payload</text:span></text:p>
          </table:table-cell>
          <table:table-cell table:style-name="Tableau3.A1" office:value-type="string">
            <text:p text:style-name="Table_20_Contents">raw serial input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QoS</text:span></text:p>
          </table:table-cell>
          <table:table-cell table:style-name="Tableau3.A1" office:value-type="string">
            <text:p text:style-name="Table_20_Contents">0</text:p>
          </table:table-cell>
        </table:table-row>
      </table:table>
      <text:p text:style-name="Text_20_body">→ Chaque ligne envoyée par Arduino → MQTT → Node-RED.</text:p>
      <text:p text:style-name="Horizontal_20_Line"/>
      <text:h text:style-name="Heading_20_2" text:outline-level="2">🔷 D. <text:span text:style-name="Strong_20_Emphasis">MQTT → Serial (Descente)</text:span>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Paramètre</text:p>
            </table:table-cell>
            <table:table-cell table:style-name="Tableau4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Enable</text:span></text:p>
          </table:table-cell>
          <table:table-cell table:style-name="Tableau4.A1" office:value-type="string">
            <text:p text:style-name="Table_20_Contents">✔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Topic</text:span></text:p>
          </table:table-cell>
          <table:table-cell table:style-name="Tableau4.A1" office:value-type="string">
            <text:p text:style-name="Table_20_Contents"><text:span text:style-name="Source_20_Text">robot/cmd</text:span>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Payload to serial</text:span></text:p>
          </table:table-cell>
          <table:table-cell table:style-name="Tableau4.A1" office:value-type="string">
            <text:p text:style-name="Table_20_Contents">text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Append</text:span></text:p>
          </table:table-cell>
          <table:table-cell table:style-name="Tableau4.A1" office:value-type="string">
            <text:p text:style-name="Table_20_Contents"><text:span text:style-name="Source_20_Text">\n</text:span></text:p>
          </table:table-cell>
        </table:table-row>
      </table:table>
      <text:p text:style-name="Text_20_body">→ Chaque commande MQTT arrive proprement sur Arduino.</text:p>
      <text:p text:style-name="Horizontal_20_Line"/>
      <text:h text:style-name="Heading_20_1" text:outline-level="1">🧩 <text:span text:style-name="Strong_20_Emphasis">5. Tests bidirectionnels</text:span></text:h>
      <text:h text:style-name="Heading_20_2" text:outline-level="2">🔼 Arduino → MQTT</text:h>
      <text:p text:style-name="Text_20_body">Dans Arduino :</text:p>
      <text:p text:style-name="P3"><text:span text:style-name="Source_20_Text">Serial.println("HELLO");</text:span></text:p>
      <text:p text:style-name="Text_20_body">Dans un terminal :</text:p>
      <text:p text:style-name="P3"><text:soft-page-break/><text:span text:style-name="Source_20_Text">mosquitto_sub -h 192.168.1.40 -u robot2 -P code -t robot/status -v</text:span></text:p>
      <text:h text:style-name="Heading_20_2" text:outline-level="2">🔽 MQTT → Arduino</text:h>
      <text:p text:style-name="P3"><text:span text:style-name="Source_20_Text">mosquitto_pub -h 192.168.1.40 -u robot2 -P code -t robot/cmd -m "TEST"</text:span></text:p>
      <text:p text:style-name="Text_20_body">Dans Arduino :</text:p>
      <text:p text:style-name="Preformatted_20_Text"><text:span text:style-name="Source_20_Text">if (Serial.available()) {</text:span></text:p>
      <text:p text:style-name="Preformatted_20_Text"><text:span text:style-name="Source_20_Text"><text:s text:c="2"/>String cmd = Serial.readStringUntil('\n');</text:span></text:p>
      <text:p text:style-name="Preformatted_20_Text"><text:span text:style-name="Source_20_Text"><text:s text:c="2"/>Serial.println("RECU:" + cmd);</text:span></text:p>
      <text:p text:style-name="P3"><text:span text:style-name="Source_20_Text">}</text:span></text:p>
      <text:p text:style-name="Horizontal_20_Line"/>
      <text:h text:style-name="Heading_20_1" text:outline-level="1">🧩 <text:span text:style-name="Strong_20_Emphasis">6. Important → Affichage dans Gateway</text:span></text:h>
      <text:p text:style-name="Text_20_body">👉 Il est NORMAL que <text:span text:style-name="Strong_20_Emphasis">Arduino IoT UART Gateway n’affiche pas les messages en clair</text:span>.<text:line-break/>C’est un <text:span text:style-name="Strong_20_Emphasis">routeur</text:span>, pas un terminal.</text:p>
      <text:p text:style-name="Text_20_body">La vérification se fait dans :</text:p>
      <text:list text:style-name="L4">
        <text:list-item>
          <text:p text:style-name="P5">Node-RED</text:p>
        </text:list-item>
        <text:list-item>
          <text:p text:style-name="P5">Mosquitto</text:p>
        </text:list-item>
        <text:list-item>
          <text:p text:style-name="P5">le moniteur série Arduino</text:p>
        </text:list-item>
      </text:list>
      <text:p text:style-name="Text_20_body">Donc aucun souci à ce niveau.</text:p>
      <text:p text:style-name="Horizontal_20_Line"/>
      <text:h text:style-name="Heading_20_1" text:outline-level="1">🧩 <text:span text:style-name="Strong_20_Emphasis">7. Étape suivante : JSON bidirectionnel</text:span></text:h>
      <text:p text:style-name="Text_20_body">Tu vas structurer la communication ainsi :</text:p>
      <text:p text:style-name="Horizontal_20_Line"/>
      <text:h text:style-name="Heading_20_2" text:outline-level="2">🔷 A. <text:span text:style-name="Strong_20_Emphasis">Arduino → SE → MQTT → Node-RED</text:span></text:h>
      <text:p text:style-name="Text_20_body">Arduino enverra des JSON propres, par exemple :</text:p>
      <text:p text:style-name="Preformatted_20_Text"><text:span text:style-name="Source_20_Text">{</text:span></text:p>
      <text:p text:style-name="Preformatted_20_Text"><text:span text:style-name="Source_20_Text"><text:s text:c="2"/>"type": "telemetry",</text:span></text:p>
      <text:p text:style-name="Preformatted_20_Text"><text:span text:style-name="Source_20_Text"><text:s text:c="2"/>"battery": 81,</text:span></text:p>
      <text:p text:style-name="Preformatted_20_Text"><text:span text:style-name="Source_20_Text"><text:s text:c="2"/>"pos": {"x":12, "y":5},</text:span></text:p>
      <text:p text:style-name="Preformatted_20_Text"><text:span text:style-name="Source_20_Text"><text:s text:c="2"/>"speed": 0.42,</text:span></text:p>
      <text:p text:style-name="Preformatted_20_Text"><text:span text:style-name="Source_20_Text"><text:s text:c="2"/>"sensors": {</text:span></text:p>
      <text:p text:style-name="Preformatted_20_Text"><text:span text:style-name="Source_20_Text"><text:s text:c="4"/>"front": 34,</text:span></text:p>
      <text:p text:style-name="Preformatted_20_Text"><text:span text:style-name="Source_20_Text"><text:s text:c="4"/>"left": 51,</text:span></text:p>
      <text:p text:style-name="Preformatted_20_Text"><text:span text:style-name="Source_20_Text"><text:s text:c="4"/>"right": 22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Text_20_body">→ Splitté par <text:span text:style-name="Source_20_Text">\n</text:span> → publié en <text:span text:style-name="Source_20_Text">robot/status</text:span>.</text:p>
      <text:p text:style-name="Horizontal_20_Line"><text:soft-page-break/></text:p>
      <text:h text:style-name="Heading_20_2" text:outline-level="2">🔷 B. <text:span text:style-name="Strong_20_Emphasis">Node-RED → MQTT → Arduino</text:span></text:h>
      <text:p text:style-name="Text_20_body">Node-RED enverra des commandes structurées :</text:p>
      <text:p text:style-name="Text_20_body">Exemple mouvement :</text:p>
      <text:p text:style-name="Preformatted_20_Text"><text:span text:style-name="Source_20_Text">{</text:span></text:p>
      <text:p text:style-name="Preformatted_20_Text"><text:span text:style-name="Source_20_Text"><text:s text:c="2"/>"cmd": "MOVE",</text:span></text:p>
      <text:p text:style-name="Preformatted_20_Text"><text:span text:style-name="Source_20_Text"><text:s text:c="2"/>"speed": 80,</text:span></text:p>
      <text:p text:style-name="Preformatted_20_Text"><text:span text:style-name="Source_20_Text"><text:s text:c="2"/>"dir": "FORWARD"</text:span></text:p>
      <text:p text:style-name="P3"><text:span text:style-name="Source_20_Text">}</text:span></text:p>
      <text:p text:style-name="Text_20_body">Exemple servo :</text:p>
      <text:p text:style-name="Preformatted_20_Text"><text:span text:style-name="Source_20_Text">{</text:span></text:p>
      <text:p text:style-name="Preformatted_20_Text"><text:span text:style-name="Source_20_Text"><text:s text:c="2"/>"cmd": "SERVO",</text:span></text:p>
      <text:p text:style-name="Preformatted_20_Text"><text:span text:style-name="Source_20_Text"><text:s text:c="2"/>"id": 3,</text:span></text:p>
      <text:p text:style-name="Preformatted_20_Text"><text:span text:style-name="Source_20_Text"><text:s text:c="2"/>"angle": 42</text:span></text:p>
      <text:p text:style-name="P3"><text:span text:style-name="Source_20_Text">}</text:span></text:p>
      <text:p text:style-name="Text_20_body">→ envoyé sur <text:span text:style-name="Source_20_Text">robot/cmd</text:span>.</text:p>
      <text:p text:style-name="Horizontal_20_Line"/>
      <text:h text:style-name="Heading_20_1" text:outline-level="1">🧩 <text:span text:style-name="Strong_20_Emphasis">8. Traitement JSON dans Arduino</text:span></text:h>
      <text:h text:style-name="Heading_20_3" text:outline-level="3">Réception :</text:h>
      <text:p text:style-name="Text_20_body">Tu peux utiliser <text:span text:style-name="Strong_20_Emphasis">ArduinoJson</text:span> :</text:p>
      <text:p text:style-name="Preformatted_20_Text"><text:span text:style-name="Source_20_Text">StaticJsonDocument&lt;256&gt; doc;</text:span></text:p>
      <text:p text:style-name="Preformatted_20_Text"/>
      <text:p text:style-name="Preformatted_20_Text"><text:span text:style-name="Source_20_Text">if (Serial.available()) {</text:span></text:p>
      <text:p text:style-name="Preformatted_20_Text"><text:span text:style-name="Source_20_Text"><text:s text:c="2"/>String input = Serial.readStringUntil('\n');</text:span></text:p>
      <text:p text:style-name="Preformatted_20_Text"><text:span text:style-name="Source_20_Text"><text:s text:c="2"/>deserializeJson(doc, input);</text:span></text:p>
      <text:p text:style-name="Preformatted_20_Text"/>
      <text:p text:style-name="Preformatted_20_Text"><text:span text:style-name="Source_20_Text"><text:s text:c="2"/>const char* cmd = doc["cmd"];</text:span></text:p>
      <text:p text:style-name="Preformatted_20_Text"><text:span text:style-name="Source_20_Text"><text:s text:c="2"/>if (strcmp(cmd, "MOVE") == 0) {</text:span></text:p>
      <text:p text:style-name="Preformatted_20_Text"><text:span text:style-name="Source_20_Text"><text:s text:c="4"/>int speed = doc["speed"];</text:span></text:p>
      <text:p text:style-name="Preformatted_20_Text"><text:span text:style-name="Source_20_Text"><text:s text:c="4"/>const char* dir = doc["dir"];</text:span></text:p>
      <text:p text:style-name="Preformatted_20_Text"><text:span text:style-name="Source_20_Text"><text:s text:c="4"/>// action...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Horizontal_20_Line"/>
      <text:h text:style-name="Heading_20_1" text:outline-level="1">🧩 <text:span text:style-name="Strong_20_Emphasis">9. Traitement JSON dans Node-RED</text:span></text:h>
      <text:list text:style-name="L5">
        <text:list-item>
          <text:p text:style-name="P6"><text:span text:style-name="Source_20_Text">MQTT in robot/status</text:span></text:p>
        </text:list-item>
        <text:list-item>
          <text:p text:style-name="P6"><text:span text:style-name="Source_20_Text">json</text:span> node</text:p>
        </text:list-item>
        <text:list-item>
          <text:p text:style-name="P6">traitement</text:p>
        </text:list-item>
        <text:list-item>
          <text:p text:style-name="P6"><text:span text:style-name="Source_20_Text">MQTT out robot/cmd</text:span></text:p>
        </text:list-item>
      </text:list>
      <text:p text:style-name="Text_20_body"><text:soft-page-break/>Les commandes peuvent être générées par :</text:p>
      <text:list text:style-name="L6">
        <text:list-item>
          <text:p text:style-name="P7">Dashboard</text:p>
        </text:list-item>
        <text:list-item>
          <text:p text:style-name="P7">Automatisation</text:p>
        </text:list-item>
        <text:list-item>
          <text:p text:style-name="P7">Scripts</text:p>
        </text:list-item>
      </text:list>
      <text:p text:style-name="Horizontal_20_Line"/>
      <text:h text:style-name="Heading_20_1" text:outline-level="1">📘 <text:span text:style-name="Strong_20_Emphasis">SYNTHÈSE FINALE POUR TON TUTO</text:span></text:h>
      <text:p text:style-name="Text_20_body">Ce document contient :</text:p>
      <text:p text:style-name="Text_20_body">✔ Architecture complète<text:line-break/>✔ Rôle des équipements<text:line-break/>✔ Configuration MQTT sécurisée<text:line-break/>✔ Réglage MIUI pour éviter les coupures<text:line-break/>✔ Configuration parfaite Arduino IoT UART Gateway<text:line-break/>✔ Tests croisés fiables<text:line-break/>✔ Structure JSON standard pour pilotage robot<text:line-break/>✔ Exemple code Arduino pour JSON IN/OUT<text:line-break/>✔ Pipeline opérationnel :</text:p>
      <text:p text:style-name="Preformatted_20_Text"><text:span text:style-name="Source_20_Text">Arduino → USB → SE (Gateway) → MQTT → Node-RED</text:span></text:p>
      <text:p text:style-name="P3"><text:span text:style-name="Source_20_Text">Node-RED → MQTT → SE (Gateway) → USB → Arduino</text:span></text:p>
      <text:p text:style-name="Text_20_body">➡ Ce flux est maintenant <text:span text:style-name="Strong_20_Emphasis">100% fonctionnel et stable</text:span>.</text:p>
      <text:p text:style-name="Horizontal_20_Line"/>
      <text:h text:style-name="Heading_20_2" text:outline-level="2">🎯 Si tu veux</text:h>
      <text:p text:style-name="Text_20_body">Je peux maintenant :</text:p>
      <text:p text:style-name="Text_20_body">🔸 T’écrire <text:span text:style-name="Strong_20_Emphasis">le tuto complet format PDF</text:span><text:line-break/>ou<text:line-break/>🔸 Générer une <text:span text:style-name="Strong_20_Emphasis">lib JSON robot Arduino</text:span><text:line-break/>ou<text:line-break/>🔸 Construire la <text:span text:style-name="Strong_20_Emphasis">structure complète de messages JSON</text:span> (protocol robot)</text:p>
      <text:p text:style-name="Text_20_body">Que préfères-tu pour la suite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09:54:27.772496900</meta:creation-date>
    <dc:date>2025-11-15T10:09:47.821472700</dc:date>
    <meta:editing-duration>PT4M52S</meta:editing-duration>
    <meta:editing-cycles>1</meta:editing-cycles>
    <meta:document-statistic meta:table-count="4" meta:image-count="0" meta:object-count="0" meta:page-count="6" meta:paragraph-count="187" meta:word-count="799" meta:character-count="4742" meta:non-whitespace-character-count="4091"/>
    <meta:generator>LibreOffice/25.8.2.2$Windows_X86_64 LibreOffice_project/d401f2107ccab8f924a8e2df40f573aab7605b6f</meta:generator>
  </office:meta>
</office:document-meta>
</file>